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143.26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27.5pt" fo:break-before="auto" style:use-optimal-row-height="true"/>
    </style:style>
    <style:style style:name="ro8" style:family="table-row">
      <style:table-row-properties style:row-height="32.8pt" fo:break-before="auto" style:use-optimal-row-height="true"/>
    </style:style>
    <style:style style:name="ro9" style:family="table-row">
      <style:table-row-properties style:row-height="33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prior to st</text:p>
          </table:table-cell>
          <table:table-cell table:style-name="ce2"/>
          <table:table-cell office:value-type="string" calcext:value-type="string">
            <text:p>before</text:p>
            <text:p>All the arrangements should be completed prior to your departu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viously</text:p>
          </table:table-cell>
          <table:table-cell office:value-type="string" calcext:value-type="string">
            <text:p>ˈpriːviəsli</text:p>
          </table:table-cell>
          <table:table-cell office:value-type="string" calcext:value-type="string">
            <text:p>ранее</text:p>
            <text:p>Almost half the group had previously been heavy smokers.</text:p>
            <text:p>Six months previously he had smashed up his c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 that</text:p>
          </table:table-cell>
          <table:table-cell/>
          <table:table-cell office:value-type="string" calcext:value-type="string">
            <text:p>previously</text:p>
            <text:p>It was nice to be in Venice. Before that, I’d only been to Rom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arlier on</text:p>
          </table:table-cell>
          <table:table-cell/>
          <table:table-cell office:value-type="string" calcext:value-type="string">
            <text:p>before then, ранее</text:p>
            <text:p>I was in the office from 2.30. I was out earlier 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erly</text:p>
          </table:table-cell>
          <table:table-cell office:value-type="string" calcext:value-type="string">
            <text:p>ˈfɔːməli</text:p>
          </table:table-cell>
          <table:table-cell office:value-type="string" calcext:value-type="string">
            <text:p>Previously (чо-то поменяло название, статус)</text:p>
            <text:p>This elegant hotel was formerly a castle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in the meantime / meanwhile</text:p>
          </table:table-cell>
          <table:table-cell/>
          <table:table-cell office:value-type="string" calcext:value-type="string">
            <text:p>от текущего момента до какого-то события</text:p>
            <text:p>I knew I wouldn’t get my exam results for several weeks, and I wasn’t sure what to do in the meanwhile.</text:p>
            <text:p>The flight will be announced soon. Meanwhile, please remain seat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eanwhile</text:p>
          </table:table-cell>
          <table:table-cell/>
          <table:table-cell office:value-type="string" calcext:value-type="string">
            <text:p>While, в это время</text:p>
            <text:p>Cook the sauce over a medium heat until it thickens. Meanwhile start boiling the water for the pasta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 the very moment / at the very time</text:p>
          </table:table-cell>
          <table:table-cell/>
          <table:table-cell office:value-type="string" calcext:value-type="string">
            <text:p>точно в это время</text:p>
            <text:p>She was entering at the very moment I was leaving.</text:p>
            <text:p/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ust as</text:p>
          </table:table-cell>
          <table:table-cell/>
          <table:table-cell office:value-type="string" calcext:value-type="string">
            <text:p>В одно время</text:p>
            <text:p>Just as the two men were leaving, a message arrive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imultaneousy</text:p>
          </table:table-cell>
          <table:table-cell/>
          <table:table-cell office:value-type="string" calcext:value-type="string">
            <text:p>одновременно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1) after st</text:p>
            <text:p>Following the president’s speech, there will be a few minutes for questions.</text:p>
            <text:p>2) as a result</text:p>
            <text:p>Thousands of refugees left the country following the outbreak of civil war.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thereafter</text:p>
          </table:table-cell>
          <table:table-cell/>
          <table:table-cell office:value-type="string" calcext:value-type="string">
            <text:p>after a particular event or time ,afterwards</text:p>
            <text:p>Sophie was born in France, but shortly thereafter her family moved to the United States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he moment / the minute I do st</text:p>
          </table:table-cell>
          <table:table-cell/>
          <table:table-cell office:value-type="string" calcext:value-type="string">
            <text:p>Time when</text:p>
            <text:p>The minute I saw his face I knew I’d met him befor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he time that</text:p>
          </table:table-cell>
          <table:table-cell/>
          <table:table-cell office:value-type="string" calcext:value-type="string">
            <text:p>I stayed in that hospital the time (that) I broke my leg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occasion</text:p>
          </table:table-cell>
          <table:table-cell/>
          <table:table-cell office:value-type="string" calcext:value-type="string">
            <text:p>1) time when something happens (раз)</text:p>
            <text:p>I’ve seen Jana with them on several occasions.</text:p>
            <text:p>On this occasion we were sitting in a park in Madrid.</text:p>
            <text:p>2) cause, reason</text:p>
            <text:p>His remark was the occasion of a bitter quarrel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t a later stage / date</text:p>
          </table:table-cell>
          <table:table-cell/>
          <table:table-cell office:value-type="string" calcext:value-type="string">
            <text:p>at some time in the future</text:p>
            <text:p>The details will be agreed at a later d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 some point</text:p>
          </table:table-cell>
          <table:table-cell/>
          <table:table-cell office:value-type="string" calcext:value-type="string">
            <text:p>в некоторый момент</text:p>
            <text:p>You will probably sell the car at some point in the future.</text:p>
          </table:table-cell>
          <table:table-cell table:number-columns-repeated="1021"/>
        </table:table-row>
        <table:table-row table:style-name="ro9">
          <table:table-cell table:style-name="ce3" office:value-type="string" calcext:value-type="string">
            <text:p>Eventually / In the e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bsequently</text:p>
          </table:table-cell>
          <table:table-cell/>
          <table:table-cell office:value-type="string" calcext:value-type="string">
            <text:p>after</text:p>
            <text:p>The book was subsequently translated into 15 languages.</text:p>
          </table:table-cell>
          <table:table-cell table:number-columns-repeated="1021"/>
        </table:table-row>
        <table:table-row table:style-name="ro6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4:50:01.817387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0H56M42S</meta:editing-duration>
    <meta:editing-cycles>5</meta:editing-cycles>
    <meta:generator>LibreOffice/6.0.7.3$Linux_X86_64 LibreOffice_project/00m0$Build-3</meta:generator>
    <dc:date>2021-09-05T03:41:24.531246270</dc:date>
    <meta:document-statistic meta:table-count="1" meta:cell-count="39" meta:object-count="0"/>
    <meta:template xlink:type="simple" xlink:actuate="onRequest" xlink:title="vocabularyUnit" xlink:href="../../../../Templates/vocabularyUnit.ots" meta:date="2021-07-23T23:09:37.744245147"/>
  </office:meta>
</office:document-meta>
</file>